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 style:list-style-name="L1">
      <style:graphic-properties draw:stroke="solid" draw:stroke-dash="_32__20_Dots_20_1_20_Dash" svg:stroke-width="0.102cm" svg:stroke-color="#000000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0" style:family="graphic" style:parent-style-name="standard" style:list-style-name="L1">
      <style:graphic-properties draw:stroke="solid" draw:stroke-dash="_32__20_Dots_20_1_20_Dash" svg:stroke-width="0.102cm" svg:stroke-color="#000000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1" style:family="graphic" style:parent-style-name="standard" style:list-style-name="L1">
      <style:graphic-properties draw:stroke="solid" draw:stroke-dash="_32__20_Dots_20_1_20_Dash" svg:stroke-width="0.102cm" svg:stroke-color="#000000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08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solid" svg:stroke-width="0.102cm" svg:stroke-color="#000000" draw:marker-start="" draw:marker-start-width="0.353cm" draw:marker-start-center="false" draw:marker-end="Arrow" draw:marker-end-width="0.4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solid" svg:stroke-width="0.102cm" svg:stroke-color="#000000" draw:marker-start="" draw:marker-start-width="0.353cm" draw:marker-start-center="false" draw:marker-end="Arrow" draw:marker-end-width="0.4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dash" draw:stroke-dash="Fine_20_Dashed_20__28_var_29_" svg:stroke-width="0.102cm" svg:stroke-color="#000000" draw:marker-start="" draw:marker-start-width="0.353cm" draw:marker-start-center="false" draw:marker-end="Arrow" draw:marker-end-width="0.4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0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2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08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2" draw:layer="layout" svg:width="2.36cm" svg:height="0.872cm" svg:x="6.243cm" svg:y="17.942cm" svg:viewBox="0 0 2361 873" svg:d="m0 873c0-291 0-582 0-873 787 0 1574 0 2361 0 0 291 0 582 0 873-787 0-1574 0-2361 0z">
              <text:p text:style-name="P1"><text:span text:style-name="T1">Fire</text:span></text:p>
            </draw:path>
          </draw:g>
          <draw:g>
            <draw:path draw:style-name="gr2" draw:text-style-name="P2" draw:layer="layout" svg:width="2.36cm" svg:height="0.872cm" svg:x="13.63cm" svg:y="17.942cm" svg:viewBox="0 0 2361 873" svg:d="m0 873c0-291 0-582 0-873 787 0 1574 0 2361 0 0 291 0 582 0 873-787 0-1574 0-2361 0z">
              <text:p text:style-name="P1"><text:span text:style-name="T1">Drying</text:span></text:p>
            </draw:path>
          </draw:g>
          <draw:g>
            <draw:path draw:style-name="gr3" draw:text-style-name="P2" draw:layer="layout" svg:width="3.274cm" svg:height="0.951cm" svg:x="9.35cm" svg:y="22.009cm" svg:viewBox="0 0 3275 952" svg:d="m0 952c0-317 0-635 0-952 1091 0 2183 0 3275 0 0 317 0 635 0 952-1092 0-2184 0-3275 0z">
              <text:p text:style-name="P1"><text:span text:style-name="T1">CWM</text:span></text:p>
            </draw:path>
          </draw:g>
          <draw:g>
            <draw:path draw:style-name="gr4" draw:text-style-name="P2" draw:layer="layout" svg:width="2.36cm" svg:height="0.872cm" svg:x="14.328cm" svg:y="21.998cm" svg:viewBox="0 0 2361 873" svg:d="m0 873c0-291 0-582 0-873 787 0 1574 0 2361 0 0 291 0 582 0 873-787 0-1574 0-2361 0z">
              <text:p text:style-name="P1"><text:span text:style-name="T1">IdSpp</text:span></text:p>
            </draw:path>
          </draw:g>
          <draw:g>
            <draw:path draw:style-name="gr5" draw:text-style-name="P2" draw:layer="layout" svg:width="2.664cm" svg:height="0.951cm" svg:x="4.338cm" svg:y="21.99cm" svg:viewBox="0 0 2665 952" svg:d="m0 952c0-317 0-635 0-952 889 0 1777 0 2665 0 0 317 0 635 0 952-888 0-1776 0-2665 0z">
              <text:p text:style-name="P1"><text:span text:style-name="T1">Rao</text:span></text:p>
            </draw:path>
          </draw:g>
          <draw:g>
            <draw:path draw:style-name="gr6" draw:text-style-name="P3" draw:layer="layout" svg:width="2.36cm" svg:height="0.872cm" svg:x="9.91cm" svg:y="26.808cm" svg:viewBox="0 0 2361 873" svg:d="m0 873c0-291 0-582 0-873 787 0 1574 0 2361 0 0 291 0 582 0 873-787 0-1574 0-2361 0z">
              <text:p text:style-name="P1"><text:span text:style-name="T2">AGB/OLT</text:span></text:p>
            </draw:path>
          </draw:g>
          <draw:g>
            <draw:path draw:style-name="gr7" draw:text-style-name="P2" draw:layer="layout" svg:width="2.284cm" svg:height="0.951cm" svg:x="9.898cm" svg:y="19.529cm" svg:viewBox="0 0 2285 952" svg:d="m0 952c0-317 0-635 0-952 762 0 1523 0 2285 0 0 317 0 635 0 952-762 0-1523 0-2285 0z">
              <text:p text:style-name="P1"><text:span text:style-name="T1">Area</text:span></text:p>
            </draw:path>
          </draw:g>
          <draw:path draw:style-name="gr8" draw:text-style-name="P2" draw:layer="layout" svg:width="2.436cm" svg:height="1.15cm" svg:x="8.604cm" svg:y="18.377cm" svg:viewBox="0 0 2437 1151" svg:d="m0 0c813 384 1624 767 2437 1151">
            <text:p/>
          </draw:path>
          <draw:path draw:style-name="gr9" draw:text-style-name="P2" draw:layer="layout" svg:width="2.588cm" svg:height="1.15cm" svg:x="11.041cm" svg:y="18.377cm" svg:viewBox="0 0 2589 1151" svg:d="m2589 0c-863 384-1726 767-2589 1151">
            <text:p/>
          </draw:path>
          <draw:path draw:style-name="gr10" draw:text-style-name="P2" draw:layer="layout" svg:width="5.025cm" svg:height="0cm" svg:x="8.604cm" svg:y="18.377cm" svg:viewBox="0 0 5026 0" svg:d="m0 0c1675 0 3351 0 5026 0">
            <text:p/>
          </draw:path>
          <draw:path draw:style-name="gr11" draw:text-style-name="P2" draw:layer="layout" svg:width="5.378cm" svg:height="3.888cm" svg:x="5.675cm" svg:y="22.942cm" svg:viewBox="0 0 5379 3889" svg:d="m0 0c1793 1296 3587 2593 5379 3889">
            <text:p/>
          </draw:path>
          <draw:path draw:style-name="gr12" draw:text-style-name="P2" draw:layer="layout" svg:width="0.004cm" svg:height="3.808cm" svg:x="11.046cm" svg:y="23.021cm" svg:viewBox="0 0 5 3809" svg:d="m0 0c2 1270 3 2540 5 3809">
            <text:p/>
          </draw:path>
          <draw:path draw:style-name="gr13" draw:text-style-name="P2" draw:layer="layout" svg:width="4.444cm" svg:height="3.967cm" svg:x="11.053cm" svg:y="22.86cm" svg:viewBox="0 0 4445 3968" svg:d="m4445 0c-1482 1323-2963 2645-4445 3968">
            <text:p/>
          </draw:path>
          <draw:path draw:style-name="gr14" draw:text-style-name="P2" draw:layer="layout" svg:width="4.226cm" svg:height="1.983cm" svg:x="5.675cm" svg:y="20.006cm" svg:viewBox="0 0 4227 1984" svg:d="m4227 0c-1409 661-2818 1323-4227 1984">
            <text:p/>
          </draw:path>
          <draw:path draw:style-name="gr15" draw:text-style-name="P2" draw:layer="layout" svg:width="0.004cm" svg:height="1.586cm" svg:x="11.041cm" svg:y="20.482cm" svg:viewBox="0 0 5 1587" svg:d="m0 0c2 529 4 1058 5 1587">
            <text:p/>
          </draw:path>
          <draw:path draw:style-name="gr16" draw:text-style-name="P2" draw:layer="layout" svg:width="3.311cm" svg:height="1.983cm" svg:x="12.183cm" svg:y="20.006cm" svg:viewBox="0 0 3312 1984" svg:d="m0 0c1104 661 2209 1323 3312 1984">
            <text:p/>
          </draw:path>
          <draw:path draw:style-name="gr17" draw:text-style-name="P2" draw:layer="layout" svg:width="1.751cm" svg:height="3.174cm" svg:x="5.675cm" svg:y="18.815cm" svg:viewBox="0 0 1752 3175" svg:d="m1752 0c-584 1058-1168 2117-1752 3175">
            <text:p/>
          </draw:path>
          <draw:path draw:style-name="gr18" draw:text-style-name="P2" draw:layer="layout" svg:width="3.622cm" svg:height="3.253cm" svg:x="7.423cm" svg:y="18.815cm" svg:viewBox="0 0 3623 3254" svg:d="m0 0c1208 1085 2415 2169 3623 3254">
            <text:p/>
          </draw:path>
          <draw:path draw:style-name="gr19" draw:text-style-name="P2" draw:layer="layout" svg:width="3.763cm" svg:height="3.253cm" svg:x="11.046cm" svg:y="18.815cm" svg:viewBox="0 0 3764 3254" svg:d="m3764 0c-1254 1085-2510 2169-3764 3254">
            <text:p/>
          </draw:path>
          <draw:path draw:style-name="gr20" draw:text-style-name="P2" draw:layer="layout" svg:width="0.684cm" svg:height="3.174cm" svg:x="14.81cm" svg:y="18.815cm" svg:viewBox="0 0 685 3175" svg:d="m0 0c228 1058 457 2117 685 3175">
            <text:p/>
          </draw:path>
          <draw:path draw:style-name="gr21" draw:text-style-name="P2" draw:layer="layout" svg:width="6.203cm" svg:height="8.888cm" svg:x="3.667cm" svg:y="18.377cm" svg:viewBox="0 0 6204 8889" svg:d="m2576 0c-3096 0-4910 8889 3628 8889">
            <text:p/>
          </draw:path>
          <draw:path draw:style-name="gr22" draw:text-style-name="P2" draw:layer="layout" svg:width="5.82cm" svg:height="8.888cm" svg:x="12.233cm" svg:y="18.377cm" svg:viewBox="0 0 5821 8889" svg:d="m3759 0c2393 0 4272 8889-3759 8889">
            <text:p/>
          </draw:path>
          <draw:path draw:style-name="gr23" draw:text-style-name="P2" draw:layer="layout" svg:width="8.072cm" svg:height="5.09cm" svg:x="7.423cm" svg:y="18.815cm" svg:viewBox="0 0 8073 5091" svg:d="m0 0c0 7057 8073 5034 8073 4048">
            <text:p/>
          </draw:path>
          <draw:path draw:style-name="gr24" draw:text-style-name="P2" draw:layer="layout" svg:width="9.138cm" svg:height="5.153cm" svg:x="5.675cm" svg:y="18.815cm" svg:viewBox="0 0 9139 5154" svg:d="m9139 0c0 7147-9139 5083-9139 4127">
            <text:p/>
          </draw:path>
          <draw:path draw:style-name="gr25" draw:text-style-name="P2" draw:layer="layout" svg:width="7.91cm" svg:height="7.933cm" svg:x="11.053cm" svg:y="20.006cm" svg:viewBox="0 0 7911 7934" svg:d="m1132 0c8829 0 7358 4006 4868 6047s-6000 2120-6000 1651">
            <text:p/>
          </draw:path>
          <draw:path draw:style-name="gr26" draw:text-style-name="P2" draw:layer="layout" svg:width="2.285cm" svg:height="0cm" svg:x="7.063cm" svg:y="22.517cm" svg:viewBox="0 0 2286 0" svg:d="m0 0c762 0 1524 0 2286 0">
            <text:p/>
          </draw:path>
          <draw:path draw:style-name="gr27" draw:text-style-name="P2" draw:layer="layout" svg:width="1.611cm" svg:height="0cm" svg:x="12.666cm" svg:y="22.517cm" svg:viewBox="0 0 1612 0" svg:d="m0 0c537 0 1075 0 1612 0">
            <text:p/>
          </draw:path>
          <draw:path draw:style-name="gr28" draw:text-style-name="P2" draw:layer="layout" svg:width="9.905cm" svg:height="2.432cm" svg:x="5.666cm" svg:y="22.898cm" svg:viewBox="0 0 9906 2433" svg:d="m0 0c0 3244 9906 3244 9906 0">
            <text:p/>
          </draw:path>
        </draw:g>
        <draw:g>
          <draw:g>
            <draw:path draw:style-name="gr29" draw:text-style-name="P4" draw:layer="layout" svg:width="14.826cm" svg:height="2.246cm" svg:x="3.449cm" svg:y="13.003cm" svg:viewBox="0 0 14827 2247" svg:d="m369 0c-185 0-369 187-369 374 0 499 0 999 0 1498 0 188 184 375 369 375 4696 0 9392 0 14088 0 185 0 370-187 370-375 0-499 0-999 0-1498 0-187-185-374-370-374-4696 0-9392 0-14088 0zm-369 0zm14827 2247z">
              <text:p/>
            </draw:path>
            <draw:path draw:style-name="gr30" draw:text-style-name="P4" draw:layer="layout" svg:width="14.826cm" svg:height="2.246cm" svg:x="3.453cm" svg:y="4.937cm" svg:viewBox="0 0 14827 2247" svg:d="m369 0c-185 0-369 187-369 374 0 499 0 999 0 1498 0 188 184 375 369 375 4696 0 9392 0 14088 0 185 0 370-187 370-375 0-499 0-999 0-1498 0-187-185-374-370-374-4696 0-9392 0-14088 0zm-369 0zm14827 2247z">
              <text:p/>
            </draw:path>
            <draw:path draw:style-name="gr31" draw:text-style-name="P4" draw:layer="layout" svg:width="14.826cm" svg:height="2.246cm" svg:x="3.428cm" svg:y="8.857cm" svg:viewBox="0 0 14827 2247" svg:d="m369 0c-185 0-369 187-369 374 0 499 0 999 0 1498 0 188 184 375 369 375 4696 0 9392 0 14088 0 185 0 370-187 370-375 0-499 0-999 0-1498 0-187-185-374-370-374-4696 0-9392 0-14088 0zm-369 0zm14827 2247z">
              <text:p/>
            </draw:path>
            <draw:g>
              <draw:path draw:style-name="gr32" draw:text-style-name="P4" draw:layer="layout" svg:width="2.924cm" svg:height="0.816cm" svg:x="12.344cm" svg:y="5.834cm" svg:viewBox="0 0 2925 817" svg:d="m0 817c0-273 0-544 0-817 975 0 1950 0 2925 0 0 273 0 544 0 817-975 0-1950 0-2925 0z">
                <text:p/>
              </draw:path>
              <draw:path draw:style-name="gr33" draw:text-style-name="P4" draw:layer="layout" svg:width="0.245cm" svg:height="0.35cm" svg:x="13.417cm" svg:y="6.069cm" svg:viewBox="0 0 246 351" svg:d="m47 39c0 43 0 87 0 131 64 0 129 0 194 0 0 12 0 26 0 39-65 0-130 0-194 0 0 47 0 95 0 142-16 0-31 0-47 0 0-117 0-234 0-351 82 0 164 0 246 0 0 13 0 26 0 39-66 0-132 0-199 0z">
                <text:p/>
              </draw:path>
              <draw:path draw:style-name="gr34" draw:text-style-name="P4" draw:layer="layout" svg:width="0.043cm" svg:height="0.369cm" svg:x="13.718cm" svg:y="6.05cm" svg:viewBox="0 0 44 370" svg:d="m0 43c0-15 0-29 0-43 15 0 29 0 44 0 0 14 0 28 0 43-15 0-29 0-44 0zm0 327c0-90 0-179 0-270 15 0 29 0 44 0 0 91 0 180 0 270-15 0-29 0-44 0z">
                <text:p/>
              </draw:path>
              <draw:path draw:style-name="gr35" draw:text-style-name="P4" draw:layer="layout" svg:width="0.124cm" svg:height="0.274cm" svg:x="13.83cm" svg:y="6.145cm" svg:viewBox="0 0 125 275" svg:d="m2 275v-207c0-19-1-40-2-62h42c1 30 2 48 2 54v0c8-23 16-39 25-47s22-13 39-13c6 0 12 1 17 2v41c-5-1-13-2-23-2-18 0-32 8-42 24s-14 40-14 69v141z">
                <text:p/>
              </draw:path>
              <draw:path draw:style-name="gr36" draw:text-style-name="P4" draw:layer="layout" svg:width="0.236cm" svg:height="0.279cm" svg:x="13.985cm" svg:y="6.145cm" svg:viewBox="0 0 237 280" svg:d="m47 150c0 30 6 54 18 71s32 25 56 25c19 0 35-4 46-11s20-18 24-30l39 11c-16 43-53 64-109 64-39 0-69-12-90-36s-31-59-31-106c0-45 10-79 31-103s50-35 88-35c79 0 118 48 118 144v6zm144-35c-3-28-10-49-22-63s-28-19-51-19c-21 0-38 7-50 22s-20 34-21 60z">
                <text:p/>
              </draw:path>
            </draw:g>
            <draw:g>
              <draw:path draw:style-name="gr37" draw:text-style-name="P4" draw:layer="layout" svg:width="2.924cm" svg:height="0.816cm" svg:x="5.956cm" svg:y="5.834cm" svg:viewBox="0 0 2925 817" svg:d="m0 817c0-273 0-544 0-817 975 0 1950 0 2925 0 0 273 0 544 0 817-975 0-1950 0-2925 0z">
                <text:p text:style-name="P4">Shrink</text:p>
              </draw:path>
            </draw:g>
            <draw:g>
              <draw:path draw:style-name="gr38" draw:text-style-name="P4" draw:layer="layout" svg:width="2.924cm" svg:height="0.816cm" svg:x="3.931cm" svg:y="9.776cm" svg:viewBox="0 0 2925 817" svg:d="m0 817c0-273 0-544 0-817 975 0 1950 0 2925 0 0 273 0 544 0 817-975 0-1950 0-2925 0z">
                <text:p/>
              </draw:path>
              <draw:path draw:style-name="gr39" draw:text-style-name="P4" draw:layer="layout" svg:width="0.334cm" svg:height="0.35cm" svg:x="4.865cm" svg:y="10.013cm" svg:viewBox="0 0 335 351" svg:d="m287 351-40-103h-158l-41 103h-48l142-351h53l140 351zm-119-315-2 7c-5 14-10 32-18 53l-45 115h130l-45-115c-5-12-9-25-13-40z">
                <text:p/>
              </draw:path>
              <draw:path draw:style-name="gr40" draw:text-style-name="P4" draw:layer="layout" svg:width="0.124cm" svg:height="0.274cm" svg:x="5.231cm" svg:y="10.089cm" svg:viewBox="0 0 125 275" svg:d="m2 275v-207c0-19-1-40-2-62h42c1 30 2 48 2 54v0c8-23 16-39 25-47s22-13 39-13c6 0 12 1 17 2v41c-5-1-13-2-23-2-18 0-32 8-42 24s-14 40-14 69v141z">
                <text:p/>
              </draw:path>
              <draw:path draw:style-name="gr41" draw:text-style-name="P4" draw:layer="layout" svg:width="0.236cm" svg:height="0.279cm" svg:x="5.388cm" svg:y="10.089cm" svg:viewBox="0 0 237 280" svg:d="m47 150c0 30 6 54 18 71s32 25 56 25c19 0 35-4 46-11s20-18 24-30l39 11c-16 43-53 64-109 64-39 0-69-12-90-36s-31-59-31-106c0-45 10-79 31-103s50-35 88-35c79 0 118 48 118 144v6zm144-35c-3-28-10-49-22-63s-28-19-51-19c-21 0-38 7-50 22s-20 34-21 60z">
                <text:p/>
              </draw:path>
              <draw:path draw:style-name="gr42" draw:text-style-name="P4" draw:layer="layout" svg:width="0.258cm" svg:height="0.279cm" svg:x="5.668cm" svg:y="10.089cm" svg:viewBox="0 0 259 280" svg:d="m80 280c-26 0-47-7-60-22s-20-34-20-59c0-28 9-49 27-64s48-23 88-24l60-1v-14c0-23-5-38-14-48s-24-14-43-14-35 3-43 10-15 18-17 33l-46-4c7-49 43-73 106-73 34 0 59 8 77 23s24 38 24 68v116c0 13 3 23 6 29s10 11 20 11c4 0 8-1 14-2v28c-11 3-22 4-34 4-17 0-29-4-36-13s-12-22-13-41h-1c-11 21-25 35-40 44s-33 13-55 13zm11-34c16 0 31-4 43-11s22-18 30-31 11-26 11-40v-23l-49 1c-20 1-36 3-47 7s-19 10-25 18-9 20-9 33c0 15 4 26 12 34s19 12 34 12z">
                <text:p/>
              </draw:path>
            </draw:g>
            <draw:g>
              <draw:path draw:style-name="gr43" draw:text-style-name="P4" draw:layer="layout" svg:width="2.884cm" svg:height="0.816cm" svg:x="6.171cm" svg:y="13.922cm" svg:viewBox="0 0 2885 817" svg:d="m0 817c0-273 0-544 0-817 962 0 1924 0 2885 0 0 273 0 544 0 817-961 0-1923 0-2885 0z">
                <text:p/>
              </draw:path>
              <draw:path draw:style-name="gr44" draw:text-style-name="P4" draw:layer="layout" svg:width="0.334cm" svg:height="0.35cm" svg:x="7.081cm" svg:y="14.157cm" svg:viewBox="0 0 335 351" svg:d="m287 351-40-103h-158l-41 103h-48l142-351h53l140 351zm-119-315-2 7c-5 14-10 32-18 53l-45 115h130l-45-115c-5-12-9-25-13-40z">
                <text:p/>
              </draw:path>
              <draw:path draw:style-name="gr45" draw:text-style-name="P4" draw:layer="layout" svg:width="0.329cm" svg:height="0.36cm" svg:x="7.441cm" svg:y="14.153cm" svg:viewBox="0 0 330 361" svg:d="m0 179c0-57 15-101 45-132s73-47 127-47c39 0 70 6 94 20s43 34 56 63l-45 13c-10-20-24-34-41-44s-39-13-64-13c-41 0-71 12-93 37s-31 58-31 102c0 45 11 80 34 106s53 38 93 38c23 0 43-3 63-10s36-16 48-28v-64h-104v-40h148v121c-19 19-42 34-69 45s-55 15-86 15c-37 0-68-7-94-22s-46-36-60-63-21-60-21-97z">
                <text:p/>
              </draw:path>
              <draw:path draw:style-name="gr46" draw:text-style-name="P4" draw:layer="layout" svg:width="0.267cm" svg:height="0.35cm" svg:x="7.852cm" svg:y="14.157cm" svg:viewBox="0 0 268 351" svg:d="m268 252c0 32-11 56-33 74s-54 25-94 25h-141v-351h126c82 0 123 28 123 85 0 21-6 39-18 52s-28 25-48 29c27 4 48 12 63 29s22 34 22 57zm-67-161c0-19-6-33-19-41s-31-12-56-12h-79v112h79c26 0 44-5 57-15s18-24 18-44zm21 157c0-41-30-61-87-61h-88v127h91c30 0 50-6 64-17s20-27 20-49z">
                <text:p/>
              </draw:path>
            </draw:g>
            <draw:g>
              <draw:path draw:style-name="gr47" draw:text-style-name="P4" draw:layer="layout" svg:width="2.924cm" svg:height="0.816cm" svg:x="7.584cm" svg:y="9.776cm" svg:viewBox="0 0 2925 817" svg:d="m0 817c0-273 0-544 0-817 975 0 1950 0 2925 0 0 273 0 544 0 817-975 0-1950 0-2925 0z">
                <text:p text:style-name="P1"><text:span text:style-name="T3">Rao</text:span></text:p>
              </draw:path>
            </draw:g>
            <draw:g>
              <draw:path draw:style-name="gr48" draw:text-style-name="P4" draw:layer="layout" svg:width="2.924cm" svg:height="0.816cm" svg:x="11.138cm" svg:y="9.776cm" svg:viewBox="0 0 2925 817" svg:d="m0 817c0-273 0-544 0-817 975 0 1950 0 2925 0 0 273 0 544 0 817-975 0-1950 0-2925 0z">
                <text:p text:style-name="P1"><text:span text:style-name="T3">CWM</text:span></text:p>
              </draw:path>
            </draw:g>
            <draw:g>
              <draw:path draw:style-name="gr49" draw:text-style-name="P5" draw:layer="layout" svg:width="0.24cm" svg:height="0.272cm" svg:x="3.862cm" svg:y="5.191cm" svg:viewBox="0 0 241 273" svg:d="m241 134c0 29-6 53-16 74s-27 37-47 48-43 17-68 17h-110v-273h98c45 0 81 11 105 35s38 57 38 99zm-57 0c0-29-8-51-23-66s-36-24-64-24h-41v185h49c24 0 43-9 57-26s22-39 22-69z">
                <text:p/>
              </draw:path>
              <draw:path draw:style-name="gr50" draw:text-style-name="P5" draw:layer="layout" svg:width="0.053cm" svg:height="0.287cm" svg:x="4.148cm" svg:y="5.177cm" svg:viewBox="0 0 54 288" svg:d="m0 40c0-13 0-26 0-40 18 0 36 0 54 0 0 14 0 27 0 40-18 0-36 0-54 0zm0 248c0-70 0-140 0-210 18 0 36 0 54 0 0 70 0 140 0 210-18 0-36 0-54 0z">
                <text:p/>
              </draw:path>
              <draw:path draw:style-name="gr51" draw:text-style-name="P5" draw:layer="layout" svg:width="0.187cm" svg:height="0.217cm" svg:x="4.245cm" svg:y="5.251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  <text:p/>
              </draw:path>
              <draw:path draw:style-name="gr52" draw:text-style-name="P5" draw:layer="layout" svg:width="0.12cm" svg:height="0.261cm" svg:x="4.455cm" svg:y="5.206cm" svg:viewBox="0 0 121 262" svg:d="m75 262c-15 0-27-4-36-13s-13-21-13-39v-124h-26v-37h29l17-49h33v49h40v37h-40v109c0 10 3 17 6 22s10 7 18 7c4 0 11-1 18-2v34c-13 4-28 6-46 6z">
                <text:p/>
              </draw:path>
              <draw:path draw:style-name="gr53" draw:text-style-name="P5" draw:layer="layout" svg:width="0.189cm" svg:height="0.213cm" svg:x="4.605cm" svg:y="5.256cm" svg:viewBox="0 0 190 214" svg:d="m54 0v117c0 37 12 56 37 56 13 0 23-6 31-17s12-26 12-43v-113h54v163c0 18 0 33 2 47h-52c-1-19-2-32-2-42h-1c-7 16-16 27-27 35s-25 11-40 11c-22 0-39-7-51-20s-17-34-17-61v-133z">
                <text:p/>
              </draw:path>
              <draw:path draw:style-name="gr54" draw:text-style-name="P5" draw:layer="layout" svg:width="0.12cm" svg:height="0.213cm" svg:x="4.847cm" svg:y="5.251cm" svg:viewBox="0 0 121 214" svg:d="m2 214v-161c0-11 0-21-1-29s-1-14-1-20h52c0 2 0 10 1 21s1 20 1 24h1c5-15 9-25 13-31s10-11 15-14 12-4 21-4c7 0 13 1 17 3v46c-9-2-17-3-23-3-14 0-24 5-31 16s-11 27-11 49v103z">
                <text:p/>
              </draw:path>
              <draw:path draw:style-name="gr55" draw:text-style-name="P5" draw:layer="layout" svg:width="0.197cm" svg:height="0.291cm" svg:x="5cm" svg:y="5.177cm" svg:viewBox="0 0 198 292" svg:d="m198 182c0 35-7 62-21 81s-33 29-59 29c-15 0-27-3-38-10-11-6-19-16-24-28h-1c0 5 0 10-1 19s-1 12-2 15h-52c1-12 2-28 2-48v-240h54v80l-1 34h1c12-26 34-40 66-40 24 0 43 10 56 28s20 46 20 80zm-57 0c0-24-3-41-10-53s-17-17-32-17-25 6-33 18-11 30-11 53 3 40 11 53 18 18 33 18c28 0 42-24 42-72z">
                <text:p/>
              </draw:path>
              <draw:path draw:style-name="gr56" draw:text-style-name="P5" draw:layer="layout" svg:width="0.209cm" svg:height="0.217cm" svg:x="5.224cm" svg:y="5.251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  <text:p/>
              </draw:path>
              <draw:path draw:style-name="gr57" draw:text-style-name="P5" draw:layer="layout" svg:width="0.189cm" svg:height="0.213cm" svg:x="5.456cm" svg:y="5.251cm" svg:viewBox="0 0 190 214" svg:d="m136 214v-118c0-37-12-55-37-55-13 0-24 6-31 17s-12 26-12 43v113h-54v-163c0-12 0-20-1-28s-1-13-1-19h52c0 2 0 9 1 20s1 18 1 22h1c7-16 16-28 27-35s24-11 40-11c21 0 38 7 50 21s18 34 18 59v134z">
                <text:p/>
              </draw:path>
              <draw:path draw:style-name="gr58" draw:text-style-name="P5" draw:layer="layout" svg:width="0.19cm" svg:height="0.217cm" svg:x="5.686cm" svg:y="5.251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  <text:p/>
              </draw:path>
              <draw:path draw:style-name="gr59" draw:text-style-name="P5" draw:layer="layout" svg:width="0.189cm" svg:height="0.217cm" svg:x="5.905cm" svg:y="5.251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  <text:p/>
              </draw:path>
            </draw:g>
            <draw:g>
              <draw:path draw:style-name="gr60" draw:text-style-name="P5" draw:layer="layout" svg:width="0.221cm" svg:height="0.272cm" svg:x="3.913cm" svg:y="9.112cm" svg:viewBox="0 0 222 273" svg:d="m222 86c0 18-4 34-12 47s-19 25-34 33-32 11-52 11h-68v96h-56v-273h122c32 0 57 7 74 23s26 36 26 63zm-57 1c0-28-16-43-50-43h-59v89h61c16 0 28-4 35-12s13-19 13-34z">
                <text:p/>
              </draw:path>
              <draw:path draw:style-name="gr61" draw:text-style-name="P5" draw:layer="layout" svg:width="0.053cm" svg:height="0.287cm" svg:x="4.176cm" svg:y="9.098cm" svg:viewBox="0 0 54 288" svg:d="m0 288c0-96 0-192 0-288 18 0 36 0 54 0 0 96 0 192 0 288-18 0-36 0-54 0z">
                <text:p/>
              </draw:path>
              <draw:path draw:style-name="gr62" draw:text-style-name="P5" draw:layer="layout" svg:width="0.209cm" svg:height="0.217cm" svg:x="4.272cm" svg:y="9.172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  <text:p/>
              </draw:path>
              <draw:path draw:style-name="gr63" draw:text-style-name="P5" draw:layer="layout" svg:width="0.189cm" svg:height="0.213cm" svg:x="4.505cm" svg:y="9.172cm" svg:viewBox="0 0 190 214" svg:d="m136 214v-118c0-37-12-55-37-55-13 0-24 6-31 17s-12 26-12 43v113h-54v-163c0-12 0-20-1-28s-1-13-1-19h52c0 2 0 9 1 20s1 18 1 22h1c7-16 16-28 27-35s24-11 40-11c21 0 38 7 50 21s18 34 18 59v134z">
                <text:p/>
              </draw:path>
              <draw:path draw:style-name="gr64" draw:text-style-name="P5" draw:layer="layout" svg:width="0.12cm" svg:height="0.261cm" svg:x="4.723cm" svg:y="9.127cm" svg:viewBox="0 0 121 262" svg:d="m75 262c-15 0-27-4-36-13s-13-21-13-39v-124h-26v-37h29l17-49h33v49h40v37h-40v109c0 10 3 17 6 22s10 7 18 7c4 0 11-1 18-2v34c-13 4-28 6-46 6z">
                <text:p/>
              </draw:path>
              <draw:path draw:style-name="gr65" draw:text-style-name="P5" draw:layer="layout" svg:width="0.19cm" svg:height="0.217cm" svg:x="4.974cm" svg:y="9.172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  <text:p/>
              </draw:path>
              <draw:path draw:style-name="gr66" draw:text-style-name="P5" draw:layer="layout" svg:width="0.208cm" svg:height="0.217cm" svg:x="5.194cm" svg:y="9.172cm" svg:viewBox="0 0 209 218" svg:d="m209 109c0 34-9 61-28 80s-44 29-77 29-58-10-76-29-28-47-28-80 10-61 28-80 43-29 77-29 59 10 78 28 26 46 26 81zm-57 0c0-25-3-43-11-54s-20-17-35-17c-33 0-50 23-50 71 0 23 4 41 12 53s20 18 35 18c34 0 49-24 49-71z">
                <text:p/>
              </draw:path>
              <draw:path draw:style-name="gr67" draw:text-style-name="P5" draw:layer="layout" svg:width="0.298cm" svg:height="0.213cm" svg:x="5.441cm" svg:y="9.172cm" svg:viewBox="0 0 299 214" svg:d="m123 214v-118c0-37-10-55-31-55-11 0-20 6-26 17s-10 26-10 43v113h-54v-163c0-12 0-20-1-28s-1-13-1-19h52c0 2 0 9 1 20s1 18 1 22h1c6-16 15-28 24-35s22-11 36-11c32 0 51 15 57 46h2c7-16 15-28 25-36s23-10 38-10c20 0 35 7 46 21s16 34 16 59v134h-54v-118c0-37-11-55-31-55-11 0-19 5-26 15s-10 25-11 43v115z">
                <text:p/>
              </draw:path>
              <draw:path draw:style-name="gr68" draw:text-style-name="P5" draw:layer="layout" svg:width="0.298cm" svg:height="0.213cm" svg:x="5.792cm" svg:y="9.172cm" svg:viewBox="0 0 299 214" svg:d="m123 214v-118c0-37-10-55-31-55-11 0-20 6-26 17s-10 26-10 43v113h-54v-163c0-12 0-20-1-28s-1-13-1-19h52c0 2 0 9 1 20s1 18 1 22h1c6-16 15-28 24-35s22-11 36-11c32 0 51 15 57 46h2c7-16 15-28 25-36s23-10 38-10c20 0 35 7 46 21s16 34 16 59v134h-54v-118c0-37-11-55-31-55-11 0-19 5-26 15s-10 25-11 43v115z">
                <text:p/>
              </draw:path>
              <draw:path draw:style-name="gr69" draw:text-style-name="P5" draw:layer="layout" svg:width="0.189cm" svg:height="0.213cm" svg:x="6.141cm" svg:y="9.177cm" svg:viewBox="0 0 190 214" svg:d="m54 0v117c0 37 12 56 37 56 13 0 23-6 31-17s12-26 12-43v-113h54v163c0 18 0 33 2 47h-52c-1-19-2-32-2-42h-1c-7 16-16 27-27 35s-25 11-40 11c-22 0-39-7-51-20s-17-34-17-61v-133z">
                <text:p/>
              </draw:path>
              <draw:path draw:style-name="gr70" draw:text-style-name="P5" draw:layer="layout" svg:width="0.189cm" svg:height="0.213cm" svg:x="6.381cm" svg:y="9.172cm" svg:viewBox="0 0 190 214" svg:d="m136 214v-118c0-37-12-55-37-55-13 0-24 6-31 17s-12 26-12 43v113h-54v-163c0-12 0-20-1-28s-1-13-1-19h52c0 2 0 9 1 20s1 18 1 22h1c7-16 16-28 27-35s24-11 40-11c21 0 38 7 50 21s18 34 18 59v134z">
                <text:p/>
              </draw:path>
              <draw:path draw:style-name="gr71" draw:text-style-name="P5" draw:layer="layout" svg:width="0.053cm" svg:height="0.287cm" svg:x="6.621cm" svg:y="9.098cm" svg:viewBox="0 0 54 288" svg:d="m0 40c0-13 0-26 0-40 18 0 36 0 54 0 0 14 0 27 0 40-18 0-36 0-54 0zm0 248c0-70 0-140 0-210 18 0 36 0 54 0 0 70 0 140 0 210-18 0-36 0-54 0z">
                <text:p/>
              </draw:path>
              <draw:path draw:style-name="gr72" draw:text-style-name="P5" draw:layer="layout" svg:width="0.12cm" svg:height="0.261cm" svg:x="6.71cm" svg:y="9.127cm" svg:viewBox="0 0 121 262" svg:d="m75 262c-15 0-27-4-36-13s-13-21-13-39v-124h-26v-37h29l17-49h33v49h40v37h-40v109c0 10 3 17 6 22s10 7 18 7c4 0 11-1 18-2v34c-13 4-28 6-46 6z">
                <text:p/>
              </draw:path>
              <draw:path draw:style-name="gr73" draw:text-style-name="P5" draw:layer="layout" svg:width="0.212cm" svg:height="0.292cm" svg:x="6.838cm" svg:y="9.177cm" svg:viewBox="0 0 213 293" svg:d="m51 293c-13 0-24-1-34-3v-38c7 0 13 1 19 1 8 0 14-1 19-4s9-6 13-12 9-16 14-30l-82-207h57l33 98c5 15 11 35 19 65l5-18 12-46 31-99h56l-82 220c-11 28-22 47-34 57s-27 16-46 16z">
                <text:p/>
              </draw:path>
              <draw:path draw:style-name="gr74" draw:text-style-name="P5" draw:layer="layout" svg:width="0.187cm" svg:height="0.217cm" svg:x="7.166cm" svg:y="9.172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  <text:p/>
              </draw:path>
              <draw:path draw:style-name="gr75" draw:text-style-name="P5" draw:layer="layout" svg:width="0.12cm" svg:height="0.261cm" svg:x="7.375cm" svg:y="9.127cm" svg:viewBox="0 0 121 262" svg:d="m75 262c-15 0-27-4-36-13s-13-21-13-39v-124h-26v-37h29l17-49h33v49h40v37h-40v109c0 10 3 17 6 22s10 7 18 7c4 0 11-1 18-2v34c-13 4-28 6-46 6z">
                <text:p/>
              </draw:path>
              <draw:path draw:style-name="gr76" draw:text-style-name="P5" draw:layer="layout" svg:width="0.12cm" svg:height="0.213cm" svg:x="7.526cm" svg:y="9.172cm" svg:viewBox="0 0 121 214" svg:d="m2 214v-161c0-11 0-21-1-29s-1-14-1-20h52c0 2 0 10 1 21s1 20 1 24h1c5-15 9-25 13-31s10-11 15-14 12-4 21-4c7 0 13 1 17 3v46c-9-2-17-3-23-3-14 0-24 5-31 16s-11 27-11 49v103z">
                <text:p/>
              </draw:path>
              <draw:path draw:style-name="gr77" draw:text-style-name="P5" draw:layer="layout" svg:width="0.189cm" svg:height="0.213cm" svg:x="7.681cm" svg:y="9.177cm" svg:viewBox="0 0 190 214" svg:d="m54 0v117c0 37 12 56 37 56 13 0 23-6 31-17s12-26 12-43v-113h54v163c0 18 0 33 2 47h-52c-1-19-2-32-2-42h-1c-7 16-16 27-27 35s-25 11-40 11c-22 0-39-7-51-20s-17-34-17-61v-133z">
                <text:p/>
              </draw:path>
              <draw:path draw:style-name="gr78" draw:text-style-name="P5" draw:layer="layout" svg:width="0.19cm" svg:height="0.217cm" svg:x="7.91cm" svg:y="9.172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  <text:p/>
              </draw:path>
              <draw:path draw:style-name="gr79" draw:text-style-name="P5" draw:layer="layout" svg:width="0.12cm" svg:height="0.261cm" svg:x="8.118cm" svg:y="9.127cm" svg:viewBox="0 0 121 262" svg:d="m75 262c-15 0-27-4-36-13s-13-21-13-39v-124h-26v-37h29l17-49h33v49h40v37h-40v109c0 10 3 17 6 22s10 7 18 7c4 0 11-1 18-2v34c-13 4-28 6-46 6z">
                <text:p/>
              </draw:path>
              <draw:path draw:style-name="gr80" draw:text-style-name="P5" draw:layer="layout" svg:width="0.189cm" svg:height="0.213cm" svg:x="8.269cm" svg:y="9.177cm" svg:viewBox="0 0 190 214" svg:d="m54 0v117c0 37 12 56 37 56 13 0 23-6 31-17s12-26 12-43v-113h54v163c0 18 0 33 2 47h-52c-1-19-2-32-2-42h-1c-7 16-16 27-27 35s-25 11-40 11c-22 0-39-7-51-20s-17-34-17-61v-133z">
                <text:p/>
              </draw:path>
              <draw:path draw:style-name="gr81" draw:text-style-name="P5" draw:layer="layout" svg:width="0.12cm" svg:height="0.213cm" svg:x="8.509cm" svg:y="9.172cm" svg:viewBox="0 0 121 214" svg:d="m2 214v-161c0-11 0-21-1-29s-1-14-1-20h52c0 2 0 10 1 21s1 20 1 24h1c5-15 9-25 13-31s10-11 15-14 12-4 21-4c7 0 13 1 17 3v46c-9-2-17-3-23-3-14 0-24 5-31 16s-11 27-11 49v103z">
                <text:p/>
              </draw:path>
              <draw:path draw:style-name="gr82" draw:text-style-name="P5" draw:layer="layout" svg:width="0.189cm" svg:height="0.217cm" svg:x="8.653cm" svg:y="9.172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  <text:p/>
              </draw:path>
            </draw:g>
            <draw:g>
              <draw:path draw:style-name="gr83" draw:text-style-name="P5" draw:layer="layout" svg:width="0.22cm" svg:height="0.272cm" svg:x="3.975cm" svg:y="13.189cm" svg:viewBox="0 0 221 273" svg:d="m0 273c0-91 0-182 0-273 71 0 141 0 213 0 0 14 0 30 0 44-53 0-104 0-157 0 0 23 0 46 0 69 49 0 96 0 145 0 0 14 0 29 0 44-49 0-96 0-145 0 0 24 0 48 0 72 55 0 110 0 165 0 0 15 0 30 0 44-74 0-147 0-221 0z">
                <text:p/>
              </draw:path>
              <draw:path draw:style-name="gr84" draw:text-style-name="P5" draw:layer="layout" svg:width="0.19cm" svg:height="0.217cm" svg:x="4.224cm" svg:y="13.249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  <text:p/>
              </draw:path>
              <draw:path draw:style-name="gr85" draw:text-style-name="P5" draw:layer="layout" svg:width="0.208cm" svg:height="0.217cm" svg:x="4.445cm" svg:y="13.249cm" svg:viewBox="0 0 209 218" svg:d="m209 109c0 34-9 61-28 80s-44 29-77 29-58-10-76-29-28-47-28-80 10-61 28-80 43-29 77-29 59 10 78 28 26 46 26 81zm-57 0c0-25-3-43-11-54s-20-17-35-17c-33 0-50 23-50 71 0 23 4 41 12 53s20 18 35 18c34 0 49-24 49-71z">
                <text:p/>
              </draw:path>
              <draw:path draw:style-name="gr86" draw:text-style-name="P5" draw:layer="layout" svg:width="0.187cm" svg:height="0.217cm" svg:x="4.682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  <text:p/>
              </draw:path>
              <draw:path draw:style-name="gr87" draw:text-style-name="P5" draw:layer="layout" svg:width="0.212cm" svg:height="0.292cm" svg:x="4.889cm" svg:y="13.256cm" svg:viewBox="0 0 213 293" svg:d="m51 293c-13 0-24-1-34-3v-38c7 0 13 1 19 1 8 0 14-1 19-4s9-6 13-12 9-16 14-30l-82-207h57l33 98c5 15 11 35 19 65l5-18 12-46 31-99h56l-82 220c-11 28-22 47-34 57s-27 16-46 16z">
                <text:p/>
              </draw:path>
              <draw:path draw:style-name="gr88" draw:text-style-name="P5" draw:layer="layout" svg:width="0.187cm" svg:height="0.217cm" svg:x="5.104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  <text:p/>
              </draw:path>
              <draw:path draw:style-name="gr89" draw:text-style-name="P5" draw:layer="layout" svg:width="0.12cm" svg:height="0.261cm" svg:x="5.314cm" svg:y="13.204cm" svg:viewBox="0 0 121 262" svg:d="m75 262c-15 0-27-4-36-13s-13-21-13-39v-124h-26v-37h29l17-49h33v49h40v37h-40v109c0 10 3 17 6 22s10 7 18 7c4 0 11-1 18-2v34c-13 4-28 6-46 6z">
                <text:p/>
              </draw:path>
              <draw:path draw:style-name="gr90" draw:text-style-name="P5" draw:layer="layout" svg:width="0.189cm" svg:height="0.217cm" svg:x="5.455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  <text:p/>
              </draw:path>
              <draw:path draw:style-name="gr91" draw:text-style-name="P5" draw:layer="layout" svg:width="0.298cm" svg:height="0.213cm" svg:x="5.687cm" svg:y="13.249cm" svg:viewBox="0 0 299 214" svg:d="m123 214v-118c0-37-10-55-31-55-11 0-20 6-26 17s-10 26-10 43v113h-54v-163c0-12 0-20-1-28s-1-13-1-19h52c0 2 0 9 1 20s1 18 1 22h1c6-16 15-28 24-35s22-11 36-11c32 0 51 15 57 46h2c7-16 15-28 25-36s23-10 38-10c20 0 35 7 46 21s16 34 16 59v134h-54v-118c0-37-11-55-31-55-11 0-19 5-26 15s-10 25-11 43v115z">
                <text:p/>
              </draw:path>
              <draw:path draw:style-name="gr92" draw:text-style-name="P5" draw:layer="layout" svg:width="0.187cm" svg:height="0.217cm" svg:x="6.135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  <text:p/>
              </draw:path>
              <draw:path draw:style-name="gr93" draw:text-style-name="P5" draw:layer="layout" svg:width="0.189cm" svg:height="0.217cm" svg:x="6.353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  <text:p/>
              </draw:path>
              <draw:path draw:style-name="gr94" draw:text-style-name="P5" draw:layer="layout" svg:width="0.12cm" svg:height="0.213cm" svg:x="6.584cm" svg:y="13.249cm" svg:viewBox="0 0 121 214" svg:d="m2 214v-161c0-11 0-21-1-29s-1-14-1-20h52c0 2 0 10 1 21s1 20 1 24h1c5-15 9-25 13-31s10-11 15-14 12-4 21-4c7 0 13 1 17 3v46c-9-2-17-3-23-3-14 0-24 5-31 16s-11 27-11 49v103z">
                <text:p/>
              </draw:path>
              <draw:path draw:style-name="gr95" draw:text-style-name="P5" draw:layer="layout" svg:width="0.214cm" svg:height="0.209cm" svg:x="6.715cm" svg:y="13.256cm" svg:viewBox="0 0 215 210" svg:d="m139 210h-65l-74-210h57l36 117c2 7 6 23 13 49 2-5 4-15 8-28s19-59 45-138h56z">
                <text:p/>
              </draw:path>
              <draw:path draw:style-name="gr96" draw:text-style-name="P5" draw:layer="layout" svg:width="0.053cm" svg:height="0.287cm" svg:x="6.955cm" svg:y="13.175cm" svg:viewBox="0 0 54 288" svg:d="m0 40c0-13 0-26 0-40 18 0 36 0 54 0 0 14 0 27 0 40-18 0-36 0-54 0zm0 248c0-70 0-140 0-210 18 0 36 0 54 0 0 70 0 140 0 210-18 0-36 0-54 0z">
                <text:p/>
              </draw:path>
              <draw:path draw:style-name="gr97" draw:text-style-name="P5" draw:layer="layout" svg:width="0.19cm" svg:height="0.217cm" svg:x="7.054cm" svg:y="13.249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  <text:p/>
              </draw:path>
              <draw:path draw:style-name="gr98" draw:text-style-name="P5" draw:layer="layout" svg:width="0.189cm" svg:height="0.217cm" svg:x="7.272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  <text:p/>
              </draw:path>
              <draw:path draw:style-name="gr99" draw:text-style-name="P5" draw:layer="layout" svg:width="0.187cm" svg:height="0.217cm" svg:x="7.487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  <text:p/>
              </draw:path>
              <draw:path draw:style-name="gr100" draw:text-style-name="P5" draw:layer="layout" svg:width="0.1cm" svg:height="0.295cm" svg:x="7.697cm" svg:y="13.175cm" svg:viewBox="0 0 101 296" svg:d="m0 296c18-99 37-197 56-296 15 0 30 0 45 0-18 99-37 197-54 296-16 0-31 0-47 0z">
                <text:p/>
              </draw:path>
              <draw:path draw:style-name="gr101" draw:text-style-name="P5" draw:layer="layout" svg:width="0.19cm" svg:height="0.217cm" svg:x="7.821cm" svg:y="13.249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  <text:p/>
              </draw:path>
              <draw:path draw:style-name="gr102" draw:text-style-name="P5" draw:layer="layout" svg:width="0.209cm" svg:height="0.217cm" svg:x="8.034cm" svg:y="13.249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  <text:p/>
              </draw:path>
              <draw:path draw:style-name="gr103" draw:text-style-name="P5" draw:layer="layout" svg:width="0.12cm" svg:height="0.213cm" svg:x="8.269cm" svg:y="13.249cm" svg:viewBox="0 0 121 214" svg:d="m2 214v-161c0-11 0-21-1-29s-1-14-1-20h52c0 2 0 10 1 21s1 20 1 24h1c5-15 9-25 13-31s10-11 15-14 12-4 21-4c7 0 13 1 17 3v46c-9-2-17-3-23-3-14 0-24 5-31 16s-11 27-11 49v103z">
                <text:p/>
              </draw:path>
              <draw:path draw:style-name="gr104" draw:text-style-name="P5" draw:layer="layout" svg:width="0.197cm" svg:height="0.291cm" svg:x="8.422cm" svg:y="13.175cm" svg:viewBox="0 0 198 292" svg:d="m198 182c0 35-7 62-21 81s-33 29-59 29c-15 0-27-3-38-10-11-6-19-16-24-28h-1c0 5 0 10-1 19s-1 12-2 15h-52c1-12 2-28 2-48v-240h54v80l-1 34h1c12-26 34-40 66-40 24 0 43 10 56 28s20 46 20 80zm-57 0c0-24-3-41-10-53s-17-17-32-17-25 6-33 18-11 30-11 53 3 40 11 53 18 18 33 18c28 0 42-24 42-72z">
                <text:p/>
              </draw:path>
              <draw:path draw:style-name="gr105" draw:text-style-name="P5" draw:layer="layout" svg:width="0.208cm" svg:height="0.217cm" svg:x="8.651cm" svg:y="13.249cm" svg:viewBox="0 0 209 218" svg:d="m209 109c0 34-9 61-28 80s-44 29-77 29-58-10-76-29-28-47-28-80 10-61 28-80 43-29 77-29 59 10 78 28 26 46 26 81zm-57 0c0-25-3-43-11-54s-20-17-35-17c-33 0-50 23-50 71 0 23 4 41 12 53s20 18 35 18c34 0 49-24 49-71z">
                <text:p/>
              </draw:path>
              <draw:path draw:style-name="gr106" draw:text-style-name="P5" draw:layer="layout" svg:width="0.189cm" svg:height="0.213cm" svg:x="8.9cm" svg:y="13.249cm" svg:viewBox="0 0 190 214" svg:d="m136 214v-118c0-37-12-55-37-55-13 0-24 6-31 17s-12 26-12 43v113h-54v-163c0-12 0-20-1-28s-1-13-1-19h52c0 2 0 9 1 20s1 18 1 22h1c7-16 16-28 27-35s24-11 40-11c21 0 38 7 50 21s18 34 18 59v134z">
                <text:p/>
              </draw:path>
              <draw:path draw:style-name="gr107" draw:text-style-name="P5" draw:layer="layout" svg:width="0.187cm" svg:height="0.217cm" svg:x="9.235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  <text:p/>
              </draw:path>
              <draw:path draw:style-name="gr108" draw:text-style-name="P5" draw:layer="layout" svg:width="0.12cm" svg:height="0.261cm" svg:x="9.445cm" svg:y="13.204cm" svg:viewBox="0 0 121 262" svg:d="m75 262c-15 0-27-4-36-13s-13-21-13-39v-124h-26v-37h29l17-49h33v49h40v37h-40v109c0 10 3 17 6 22s10 7 18 7c4 0 11-1 18-2v34c-13 4-28 6-46 6z">
                <text:p/>
              </draw:path>
              <draw:path draw:style-name="gr109" draw:text-style-name="P5" draw:layer="layout" svg:width="0.208cm" svg:height="0.217cm" svg:x="9.588cm" svg:y="13.249cm" svg:viewBox="0 0 209 218" svg:d="m209 109c0 34-9 61-28 80s-44 29-77 29-58-10-76-29-28-47-28-80 10-61 28-80 43-29 77-29 59 10 78 28 26 46 26 81zm-57 0c0-25-3-43-11-54s-20-17-35-17c-33 0-50 23-50 71 0 23 4 41 12 53s20 18 35 18c34 0 49-24 49-71z">
                <text:p/>
              </draw:path>
              <draw:path draw:style-name="gr110" draw:text-style-name="P5" draw:layer="layout" svg:width="0.12cm" svg:height="0.213cm" svg:x="9.839cm" svg:y="13.249cm" svg:viewBox="0 0 121 214" svg:d="m2 214v-161c0-11 0-21-1-29s-1-14-1-20h52c0 2 0 10 1 21s1 20 1 24h1c5-15 9-25 13-31s10-11 15-14 12-4 21-4c7 0 13 1 17 3v46c-9-2-17-3-23-3-14 0-24 5-31 16s-11 27-11 49v103z">
                <text:p/>
              </draw:path>
              <draw:path draw:style-name="gr111" draw:text-style-name="P5" draw:layer="layout" svg:width="0.209cm" svg:height="0.217cm" svg:x="9.979cm" svg:y="13.249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  <text:p/>
              </draw:path>
              <draw:path draw:style-name="gr112" draw:text-style-name="P5" draw:layer="layout" svg:width="0.197cm" svg:height="0.297cm" svg:x="10.2cm" svg:y="13.249cm" svg:viewBox="0 0 198 298" svg:d="m98 298c-25 0-46-5-61-14s-25-24-28-42l54-6c1 8 5 14 12 19s15 7 25 7c14 0 25-5 33-14 7-9 10-23 10-41v-11-21 0c-12 26-34 39-67 39-24 0-43-9-56-27s-20-46-20-79c0-35 7-61 21-80s33-28 59-28c30 0 51 13 63 38h1c0-5 0-11 1-19s1-13 1-15h52c-1 14-2 31-2 48v155c0 30-8 53-24 69-18 15-42 22-74 22zm45-192c0-21-3-38-11-50s-18-18-33-18c-28 0-43 23-43 70 0 46 15 68 43 68 15 0 25-6 33-18s11-29 11-52z">
                <text:p/>
              </draw:path>
              <draw:path draw:style-name="gr113" draw:text-style-name="P5" draw:layer="layout" svg:width="0.189cm" svg:height="0.217cm" svg:x="10.438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  <text:p/>
              </draw:path>
            </draw:g>
            <draw:path draw:style-name="gr114" draw:text-style-name="P4" draw:layer="layout" svg:width="0.027cm" svg:height="1.674cm" svg:x="10.842cm" svg:y="7.183cm" svg:viewBox="0 0 28 1675" svg:d="m28 0c-10 558-18 1117-28 1675">
              <text:p/>
            </draw:path>
            <draw:path draw:style-name="gr115" draw:text-style-name="P4" draw:layer="layout" svg:width="0.02cm" svg:height="1.897cm" svg:x="10.842cm" svg:y="11.105cm" svg:viewBox="0 0 21 1898" svg:d="m0 0c7 633 14 1265 21 1898">
              <text:p/>
            </draw:path>
            <draw:path draw:style-name="gr116" draw:text-style-name="P4" draw:layer="layout" svg:width="0.758cm" svg:height="8.064cm" svg:x="18.275cm" svg:y="6.062cm" svg:viewBox="0 0 759 8065" svg:d="m7 0c1002 0 1006 8065-7 8065">
              <text:p/>
            </draw:path>
            <draw:g>
              <draw:path draw:style-name="gr117" draw:text-style-name="P4" draw:layer="layout" svg:width="2.924cm" svg:height="0.816cm" svg:x="14.725cm" svg:y="9.776cm" svg:viewBox="0 0 2925 817" svg:d="m0 817c0-273 0-544 0-817 975 0 1950 0 2925 0 0 273 0 544 0 817-975 0-1950 0-2925 0z">
                <text:p/>
              </draw:path>
              <draw:path draw:style-name="gr118" draw:text-style-name="P4" draw:layer="layout" svg:width="0.046cm" svg:height="0.35cm" svg:x="15.504cm" svg:y="10.013cm" svg:viewBox="0 0 47 351" svg:d="m0 351c0-117 0-234 0-351 16 0 31 0 47 0 0 117 0 234 0 351-16 0-31 0-47 0z">
                <text:p/>
              </draw:path>
              <draw:path draw:style-name="gr119" draw:text-style-name="P4" draw:layer="layout" svg:width="0.225cm" svg:height="0.374cm" svg:x="15.621cm" svg:y="9.992cm" svg:viewBox="0 0 226 375" svg:d="m181 326c-9 17-19 30-32 37s-31 12-51 12c-34 0-58-12-74-35s-24-58-24-104c0-94 33-141 98-141 20 0 37 4 51 11s23 19 32 35v0-29-112h45v314c0 28 0 47 0 56h-42c-1-3-1-9-1-19s-1-17-1-25zm-134-91c0 38 5 64 14 81s26 24 49 24c24 0 42-9 54-26s17-45 17-82-5-62-17-79-30-25-54-25c-23 0-39 8-49 25s-14 44-14 82z">
                <text:p/>
              </draw:path>
              <draw:path draw:style-name="gr120" draw:text-style-name="P4" draw:layer="layout" svg:width="0.29cm" svg:height="0.36cm" svg:x="16.042cm" svg:y="10.006cm" svg:viewBox="0 0 291 361" svg:d="m291 259c0 33-13 58-38 75s-60 27-106 27c-84 0-133-30-147-89l45-9c6 21 17 36 34 47s40 14 70 14 54-6 70-16 25-26 25-47c0-11-3-20-7-27s-13-13-23-18-20-9-33-12-28-6-43-9c-28-7-48-13-63-19s-25-14-34-21-14-16-18-26-6-22-6-35c0-30 11-53 33-70s56-24 99-24c38 0 69 6 89 18s36 33 45 62l-47 9c-5-18-14-32-29-40s-34-13-59-13c-28 0-50 5-64 14s-22 23-22 42c0 10 3 19 9 26s13 13 24 18 32 11 64 18c11 3 21 5 32 8s21 5 31 9 18 7 27 12 15 12 22 18 11 15 14 25 6 20 6 33z">
                <text:p/>
              </draw:path>
              <draw:path draw:style-name="gr121" draw:text-style-name="P4" draw:layer="layout" svg:width="0.225cm" svg:height="0.379cm" svg:x="16.386cm" svg:y="10.089cm" svg:viewBox="0 0 226 380" svg:d="m226 138c0 94-32 141-97 141-42 0-69-15-83-47h-2c1 1 2 16 2 43v105h-44v-321c0-27-1-45-2-54h43c0 1 0 3 1 7s0 11 0 19 1 14 1 17h1c8-17 18-29 32-37s29-11 51-11c32 0 57 11 74 33s23 58 23 105zm-46 1c0-38-4-64-15-80s-26-24-47-24c-18 0-32 4-42 11s-17 19-23 34-7 37-7 62c0 36 6 62 17 79s29 25 54 25c22 0 38-8 48-25s15-43 15-82z">
                <text:p/>
              </draw:path>
              <draw:path draw:style-name="gr122" draw:text-style-name="P4" draw:layer="layout" svg:width="0.225cm" svg:height="0.379cm" svg:x="16.668cm" svg:y="10.089cm" svg:viewBox="0 0 226 380" svg:d="m226 138c0 94-32 141-97 141-42 0-69-15-83-47h-2c1 1 2 16 2 43v105h-44v-321c0-27-1-45-2-54h43c0 1 0 3 1 7s0 11 0 19 1 14 1 17h1c8-17 18-29 32-37s29-11 51-11c32 0 57 11 74 33s23 58 23 105zm-46 1c0-38-4-64-15-80s-26-24-47-24c-18 0-32 4-42 11s-17 19-23 34-7 37-7 62c0 36 6 62 17 79s29 25 54 25c22 0 38-8 48-25s15-43 15-82z">
                <text:p/>
              </draw:path>
            </draw:g>
            <draw:g>
              <draw:path draw:style-name="gr123" draw:text-style-name="P4" draw:layer="layout" svg:width="2.884cm" svg:height="0.816cm" svg:x="12.568cm" svg:y="13.911cm" svg:viewBox="0 0 2885 817" svg:d="m0 817c0-273 0-544 0-817 962 0 1924 0 2885 0 0 273 0 544 0 817-961 0-1923 0-2885 0z">
                <text:p text:style-name="P1"><text:span text:style-name="T3">OLT</text:span></text:p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065cm" draw:distance="0.065cm"/>
    <draw:stroke-dash draw:name="Fine_20_Dashed_20__28_var_29_" draw:display-name="Fine Dashed (var)" draw:style="rect" draw:dots1="1" draw:dots1-length="112%" draw:distance="112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jay Patil</meta:initial-creator>
    <meta:creation-date>2015-09-27T17:35:00.404000000</meta:creation-date>
    <dc:date>2015-09-28T09:50:52.974000000</dc:date>
    <dc:creator>Vijay Patil</dc:creator>
    <meta:editing-duration>P0D</meta:editing-duration>
    <meta:editing-cycles>2</meta:editing-cycles>
    <meta:generator>LibreOffice/4.1.4.2$Windows_x86 LibreOffice_project/0a0440ccc0227ad9829de5f46be37cfb6edcf72</meta:generator>
    <meta:document-statistic meta:object-count="144"/>
  </office:meta>
</office:document-meta>
</file>